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12.067cm" svg:y="4.017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6.2cm" svg:y="4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0.3cm" svg:y="4cm">
          <text:p text:style-name="P1">Event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.4cm" svg:y1="4.9cm" svg:x2="6.2cm" svg:y2="4.9cm">
            <text:p/>
          </draw:line>
          <draw:line draw:style-name="gr2" draw:text-style-name="P1" draw:layer="layout" svg:x1="5.8cm" svg:y1="4.9cm" svg:x2="6.2cm" svg:y2="4.7cm">
            <text:p/>
          </draw:line>
          <draw:line draw:style-name="gr2" draw:text-style-name="P1" draw:layer="layout" svg:x1="5.8cm" svg:y1="4.9cm" svg:x2="6.2cm" svg:y2="5.1cm">
            <text:p/>
          </draw:line>
        </draw:g>
        <draw:custom-shape draw:style-name="gr1" draw:text-style-name="P1" draw:layer="layout" svg:width="4.1cm" svg:height="1.9cm" svg:x="0.3cm" svg:y="7.7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0.3cm" svg:y="0.3cm">
          <text:p text:style-name="P1">Event Type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8.3cm" svg:y1="5.9cm" svg:x2="8.3cm" svg:y2="7.7cm">
            <text:p/>
          </draw:line>
          <draw:line draw:style-name="gr2" draw:text-style-name="P1" draw:layer="layout" svg:x1="8.3cm" svg:y1="7.3cm" svg:x2="8.5cm" svg:y2="7.7cm">
            <text:p/>
          </draw:line>
          <draw:line draw:style-name="gr2" draw:text-style-name="P1" draw:layer="layout" svg:x1="8.3cm" svg:y1="7.3cm" svg:x2="8.1cm" svg:y2="7.7cm">
            <text:p/>
          </draw:line>
        </draw:g>
        <draw:custom-shape draw:style-name="gr1" draw:text-style-name="P1" draw:layer="layout" svg:width="4.1cm" svg:height="1.9cm" svg:x="6.2cm" svg:y="7.7cm">
          <text:p text:style-name="P1">Event Poi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1.9cm" svg:x="12.067cm" svg:y="7.717cm">
          <text:p text:style-name="P1"><text:span text:style-name="T1">Club Reference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4.3cm" svg:y1="5.9cm" svg:x2="14.3cm" svg:y2="7.7cm">
            <text:p/>
          </draw:line>
          <draw:line draw:style-name="gr2" draw:text-style-name="P1" draw:layer="layout" svg:x1="14.3cm" svg:y1="7.3cm" svg:x2="14.5cm" svg:y2="7.7cm">
            <text:p/>
          </draw:line>
          <draw:line draw:style-name="gr2" draw:text-style-name="P1" draw:layer="layout" svg:x1="14.3cm" svg:y1="7.3cm" svg:x2="14.1cm" svg:y2="7.7cm">
            <text:p/>
          </draw:line>
        </draw:g>
        <draw:g>
          <draw:line draw:style-name="gr2" draw:text-style-name="P1" draw:layer="layout" svg:x1="2.4cm" svg:y1="5.9cm" svg:x2="2.4cm" svg:y2="7.7cm">
            <text:p/>
          </draw:line>
          <draw:line draw:style-name="gr2" draw:text-style-name="P1" draw:layer="layout" svg:x1="2.4cm" svg:y1="7.3cm" svg:x2="2.6cm" svg:y2="7.7cm">
            <text:p/>
          </draw:line>
          <draw:line draw:style-name="gr2" draw:text-style-name="P1" draw:layer="layout" svg:x1="2.4cm" svg:y1="7.3cm" svg:x2="2.2cm" svg:y2="7.7cm">
            <text:p/>
          </draw:line>
        </draw:g>
        <draw:g>
          <draw:line draw:style-name="gr2" draw:text-style-name="P1" draw:layer="layout" svg:x1="2.4cm" svg:y1="4cm" svg:x2="2.4cm" svg:y2="2.2cm">
            <text:p/>
          </draw:line>
          <draw:line draw:style-name="gr2" draw:text-style-name="P1" draw:layer="layout" svg:x1="2.4cm" svg:y1="2.6cm" svg:x2="2.6cm" svg:y2="2.2cm">
            <text:p/>
          </draw:line>
          <draw:line draw:style-name="gr2" draw:text-style-name="P1" draw:layer="layout" svg:x1="2.4cm" svg:y1="2.6cm" svg:x2="2.2cm" svg:y2="2.2cm">
            <text:p/>
          </draw:line>
        </draw:g>
        <draw:g>
          <draw:line draw:style-name="gr2" draw:text-style-name="P1" draw:layer="layout" svg:x1="12.1cm" svg:y1="4.9cm" svg:x2="10.3cm" svg:y2="4.9cm">
            <text:p/>
          </draw:line>
          <draw:line draw:style-name="gr2" draw:text-style-name="P1" draw:layer="layout" svg:x1="10.7cm" svg:y1="4.9cm" svg:x2="10.3cm" svg:y2="4.7cm">
            <text:p/>
          </draw:line>
          <draw:line draw:style-name="gr2" draw:text-style-name="P1" draw:layer="layout" svg:x1="10.7cm" svg:y1="4.9cm" svg:x2="10.3cm" svg:y2="5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20:50:09.054000000</meta:creation-date>
    <dc:date>2014-11-29T21:16:43.234000000</dc:date>
    <meta:editing-duration>PT10M4S</meta:editing-duration>
    <meta:editing-cycles>2</meta:editing-cycles>
    <meta:generator>LibreOffice/4.3.2.2$Windows_x86 LibreOffice_project/edfb5295ba211bd31ad47d0bad0118690f76407d</meta:generator>
    <meta:document-statistic meta:object-count="31"/>
  </office:meta>
</office:document-meta>
</file>